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Github link:</text:span></text:p>
      <text:p text:style-name="P1"><text:a xlink:href="https://github.com/IBM-EPBL/IBM-Project-47693-1660801676.git"><text:span text:style-name="T2">https://github.com/IBM-EPBL/IBM-Project-47693-1660801676.git</text:span></text:a><text:span text:style-name="T3"/></text:p>
      <text:p text:style-name="P1"><text:span text:style-name="T3">Demo video link:</text:span></text:p>
      <text:p text:style-name="P1"><text:a xlink:href="https://drive.google.com/file/d/1-QZCRJRgLgl1aE9VbRkZJbSdRLQrO2kg/view?usp=drivesdk"><text:span text:style-name="T4">https://drive.google.com/file/d/1-QZCRJRgLgl1aE9VbRkZJbSdRLQrO2kg/view?usp=drivesdk</text:span></text:a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